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Bitstream Vera Sans" officeooo:rsid="001724ee" officeooo:paragraph-rsid="001724ee"/>
    </style:style>
    <style:style style:name="P2" style:family="paragraph" style:parent-style-name="Title">
      <style:text-properties officeooo:rsid="001724ee" officeooo:paragraph-rsid="001724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otting Problems </text:p>
      <text:p text:style-name="Subtitle">Beginner</text:p>
      <text:list xml:id="list1461252618962665013" text:style-name="L1">
        <text:list-item>
          <text:p text:style-name="P1">On a piece of graph paper, draw the <text:span text:style-name="T1">x</text:span><text:span text:style-name="T2"> and </text:span><text:span text:style-name="T1">y</text:span><text:span text:style-name="T2"> axes, and then:</text:span></text:p>
          <text:list>
            <text:list-item>
              <text:p text:style-name="P1"><text:span text:style-name="T2">Plot the point (0,0)</text:span></text:p>
            </text:list-item>
            <text:list-item>
              <text:p text:style-name="P1"><text:span text:style-name="T2">Plot the point (3, 7)</text:span></text:p>
            </text:list-item>
            <text:list-item>
              <text:p text:style-name="P1"><text:span text:style-name="T2">Plot the point (7, 3)</text:span></text:p>
            </text:list-item>
          </text:list>
        </text:list-item>
        <text:list-item>
          <text:p text:style-name="P1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2:19:42.536762851</meta:creation-date>
    <dc:date>2016-09-06T13:00:09.095881422</dc:date>
    <meta:editing-duration>PT14H49M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36" meta:character-count="157" meta:non-whitespace-character-count="131"/>
  </office:meta>
</office:document-meta>
</file>